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8.494cm" fo:margin-left="0cm" table:align="left"/>
    </style:style>
    <style:style style:name="Table3.A" style:family="table-column">
      <style:table-column-properties style:column-width="3.399cm"/>
    </style:style>
    <style:style style:name="Table3.B" style:family="table-column">
      <style:table-column-properties style:column-width="1.813cm"/>
    </style:style>
    <style:style style:name="Table3.C" style:family="table-column">
      <style:table-column-properties style:column-width="3.678cm"/>
    </style:style>
    <style:style style:name="Table3.D" style:family="table-column">
      <style:table-column-properties style:column-width="4.71cm"/>
    </style:style>
    <style:style style:name="Table3.E" style:family="table-column">
      <style:table-column-properties style:column-width="4.89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8" style:family="table-row">
      <style:table-row-properties style:min-row-height="4.341cm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806cm" fo:margin-left="0cm" table:align="left"/>
    </style:style>
    <style:style style:name="Table2.A" style:family="table-column">
      <style:table-column-properties style:column-width="3.399cm"/>
    </style:style>
    <style:style style:name="Table2.B" style:family="table-column">
      <style:table-column-properties style:column-width="2.395cm"/>
    </style:style>
    <style:style style:name="Table2.C" style:family="table-column">
      <style:table-column-properties style:column-width="5.503cm"/>
    </style:style>
    <style:style style:name="Table2.D" style:family="table-column">
      <style:table-column-properties style:column-width="2.302cm"/>
    </style:style>
    <style:style style:name="Table2.E" style:family="table-column">
      <style:table-column-properties style:column-width="4.20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098cm" fo:margin-left="0cm" table:align="left"/>
    </style:style>
    <style:style style:name="Table4.A" style:family="table-column">
      <style:table-column-properties style:column-width="3.399cm"/>
    </style:style>
    <style:style style:name="Table4.B" style:family="table-column">
      <style:table-column-properties style:column-width="3.401cm"/>
    </style:style>
    <style:style style:name="Table4.C" style:family="table-column">
      <style:table-column-properties style:column-width="4.313cm"/>
    </style:style>
    <style:style style:name="Table4.D" style:family="table-column">
      <style:table-column-properties style:column-width="3.493cm"/>
    </style:style>
    <style:style style:name="Table4.1" style:family="table-row">
      <style:table-row-properties style:min-row-height="0.397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3.399cm"/>
    </style:style>
    <style:style style:name="Table5.B" style:family="table-column">
      <style:table-column-properties style:column-width="3.401cm"/>
    </style:style>
    <style:style style:name="Table5.C" style:family="table-column">
      <style:table-column-properties style:column-width="4.604cm"/>
    </style:style>
    <style:style style:name="Table5.D" style:family="table-column">
      <style:table-column-properties style:column-width="2.196cm"/>
    </style:style>
    <style:style style:name="Table5.E" style:family="table-column">
      <style:table-column-properties style:column-width="3.413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401cm"/>
    </style:style>
    <style:style style:name="Table6.C" style:family="table-column">
      <style:table-column-properties style:column-width="3.704cm"/>
    </style:style>
    <style:style style:name="Table6.D" style:family="table-column">
      <style:table-column-properties style:column-width="3.096cm"/>
    </style:style>
    <style:style style:name="Table6.E" style:family="table-column">
      <style:table-column-properties style:column-width="3.413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E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023a21" officeooo:paragraph-rsid="00023a21" style:font-weight-asian="bold" style:font-weight-complex="bold"/>
    </style:style>
    <style:style style:name="P2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05acde" officeooo:paragraph-rsid="0005acde" style:font-name-asian="Nimbus Mono L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05acde" officeooo:paragraph-rsid="0006e381" style:font-name-asian="Nimbus Mono L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0d845d" officeooo:paragraph-rsid="000d845d" style:font-name-asian="Nimbus Mono L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0d845d" officeooo:paragraph-rsid="001318d2" style:font-name-asian="Nimbus Mono L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0fd165" officeooo:paragraph-rsid="000fd165" style:font-name-asian="Nimbus Mono L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1318d2" officeooo:paragraph-rsid="001318d2" style:font-name-asian="Nimbus Mono L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1318d2" officeooo:paragraph-rsid="0015e20c" style:font-name-asian="Nimbus Mono L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1417fc" officeooo:paragraph-rsid="001417fc" style:font-name-asian="Nimbus Mono L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15e20c" officeooo:paragraph-rsid="0015e20c" style:font-name-asian="Nimbus Mono L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1c70e4" officeooo:paragraph-rsid="001c70e4" style:font-name-asian="Nimbus Mono L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rsid="001d6efe" officeooo:paragraph-rsid="001d6efe" style:font-name-asian="Nimbus Mono L" style:font-size-asian="10pt" style:font-name-complex="Liberation Mono" style:font-size-complex="10pt"/>
    </style:style>
    <style:style style:name="P14" style:family="paragraph" style:parent-style-name="Table_20_Contents">
      <style:text-properties style:font-name="Liberation Mono" fo:font-size="10pt" fo:font-weight="bold" officeooo:rsid="0005acde" officeooo:paragraph-rsid="0005acde" style:font-name-asian="Nimbus Mono L" style:font-size-asian="10pt" style:font-weight-asian="bold" style:font-name-complex="Liberation Mono" style:font-size-complex="10pt" style:font-weight-complex="bold"/>
    </style:style>
    <style:style style:name="P15" style:family="paragraph" style:parent-style-name="Preformatted_20_Text">
      <style:text-properties fo:color="#000000" style:font-name="DejaVu Sans Mono" fo:font-size="9pt"/>
    </style:style>
    <style:style style:name="P16" style:family="paragraph" style:parent-style-name="Preformatted_20_Text">
      <style:text-properties fo:color="#000000" style:font-name="DejaVu Sans Mono" fo:font-size="9pt" officeooo:paragraph-rsid="00044372"/>
    </style:style>
    <style:style style:name="P17" style:family="paragraph" style:parent-style-name="Preformatted_20_Text">
      <style:text-properties fo:color="#000000" style:font-name="DejaVu Sans Mono" fo:font-size="9pt" style:font-name-asian="Nimbus Mono L" style:font-size-asian="10pt" style:font-name-complex="Liberation Mono" style:font-size-complex="10pt"/>
    </style:style>
    <style:style style:name="P18" style:family="paragraph" style:parent-style-name="Preformatted_20_Text">
      <style:text-properties fo:color="#000000" style:font-name="DejaVu Sans Mono" fo:font-size="9pt" officeooo:rsid="00023a21" officeooo:paragraph-rsid="0005acde" style:font-name-asian="Nimbus Mono L" style:font-size-asian="10pt" style:font-name-complex="Liberation Mono" style:font-size-complex="10pt"/>
    </style:style>
    <style:style style:name="P19" style:family="paragraph" style:parent-style-name="Preformatted_20_Text">
      <style:text-properties fo:color="#000000" style:font-name="DejaVu Sans Mono" fo:font-size="9pt" officeooo:rsid="001c70e4" officeooo:paragraph-rsid="001c70e4" style:font-name-asian="Nimbus Mono L" style:font-size-asian="10pt" style:font-name-complex="Liberation Mono" style:font-size-complex="10pt"/>
    </style:style>
    <style:style style:name="P20" style:family="paragraph" style:parent-style-name="Preformatted_20_Text">
      <style:text-properties fo:color="#000000" style:font-name="DejaVu Sans Mono" fo:font-size="9pt" officeooo:rsid="001d6efe" officeooo:paragraph-rsid="001d6efe" style:font-name-asian="Nimbus Mono L" style:font-size-asian="10pt" style:font-name-complex="Liberation Mono" style:font-size-complex="10pt"/>
    </style:style>
    <style:style style:name="P21" style:family="paragraph" style:parent-style-name="Preformatted_20_Text">
      <style:text-properties fo:color="#000000" style:font-name="DejaVu Sans Mono" fo:font-size="9pt" officeooo:rsid="000ba5e5" officeooo:paragraph-rsid="000ba5e5"/>
    </style:style>
    <style:style style:name="P22" style:family="paragraph" style:parent-style-name="Preformatted_20_Text">
      <style:text-properties fo:color="#000000" style:font-name="DejaVu Sans Mono" fo:font-size="9pt" officeooo:rsid="0015e20c" officeooo:paragraph-rsid="0015e20c"/>
    </style:style>
    <style:style style:name="P23" style:family="paragraph" style:parent-style-name="Preformatted_20_Text">
      <style:text-properties fo:color="#000000" style:font-name="DejaVu Sans Mono" fo:font-size="9pt" officeooo:rsid="001c70e4" officeooo:paragraph-rsid="001c70e4"/>
    </style:style>
    <style:style style:name="P24" style:family="paragraph" style:parent-style-name="Preformatted_20_Text">
      <style:text-properties fo:color="#000000" style:font-name="DejaVu Sans Mono" fo:font-size="9pt" officeooo:rsid="001d6efe" officeooo:paragraph-rsid="001d6efe"/>
    </style:style>
    <style:style style:name="P25" style:family="paragraph" style:parent-style-name="Preformatted_20_Text">
      <style:text-properties fo:color="#000000" officeooo:paragraph-rsid="00044372"/>
    </style:style>
    <style:style style:name="P26" style:family="paragraph" style:parent-style-name="Preformatted_20_Text">
      <style:text-properties fo:color="#000000" style:font-name="Liberation Mono" fo:font-size="10pt" officeooo:paragraph-rsid="0005acde" style:font-name-asian="Nimbus Mono L" style:font-size-asian="10pt" style:font-name-complex="Liberation Mono" style:font-size-complex="10pt"/>
    </style:style>
    <style:style style:name="P27" style:family="paragraph" style:parent-style-name="Preformatted_20_Text">
      <style:text-properties fo:color="#000000" style:font-name="Liberation Mono" fo:font-size="10pt" officeooo:paragraph-rsid="001318d2" style:font-name-asian="Nimbus Mono L" style:font-size-asian="10pt" style:font-name-complex="Liberation Mono" style:font-size-complex="10pt"/>
    </style:style>
    <style:style style:name="P28" style:family="paragraph" style:parent-style-name="Preformatted_20_Text">
      <style:text-properties fo:color="#000000" officeooo:paragraph-rsid="0011d635"/>
    </style:style>
    <style:style style:name="P29" style:family="paragraph" style:parent-style-name="Preformatted_20_Text">
      <style:text-properties fo:color="#000000" officeooo:rsid="0015e20c" officeooo:paragraph-rsid="0015e20c"/>
    </style:style>
    <style:style style:name="P30" style:family="paragraph" style:parent-style-name="Preformatted_20_Text">
      <style:text-properties fo:color="#000000" officeooo:rsid="001c70e4" officeooo:paragraph-rsid="001c70e4"/>
    </style:style>
    <style:style style:name="P31" style:family="paragraph" style:parent-style-name="Preformatted_20_Text">
      <style:text-properties fo:color="#000000" officeooo:rsid="001d6efe" officeooo:paragraph-rsid="001d6efe"/>
    </style:style>
    <style:style style:name="P32" style:family="paragraph" style:parent-style-name="Preformatted_20_Text">
      <style:text-properties fo:color="#000000" style:text-underline-style="solid" style:text-underline-width="auto" style:text-underline-color="font-color" fo:font-weight="bold" officeooo:rsid="0015e20c" officeooo:paragraph-rsid="0015e20c" style:font-weight-asian="bold" style:font-weight-complex="bold"/>
    </style:style>
    <style:style style:name="P33" style:family="paragraph" style:parent-style-name="Preformatted_20_Text">
      <style:text-properties fo:color="#000000" style:text-underline-style="solid" style:text-underline-width="auto" style:text-underline-color="font-color" fo:font-weight="bold" officeooo:rsid="001d6efe" officeooo:paragraph-rsid="001d6efe" style:font-weight-asian="bold" style:font-weight-complex="bold"/>
    </style:style>
    <style:style style:name="P34" style:family="paragraph" style:parent-style-name="Preformatted_20_Text">
      <style:text-properties fo:color="#000000" fo:font-style="normal" style:text-underline-style="solid" style:text-underline-width="auto" style:text-underline-color="font-color" fo:font-weight="bold" officeooo:rsid="001c70e4" officeooo:paragraph-rsid="001c70e4" style:font-style-asian="normal" style:font-weight-asian="bold" style:font-style-complex="normal" style:font-weight-complex="bold"/>
    </style:style>
    <style:style style:name="P35" style:family="paragraph" style:parent-style-name="Preformatted_20_Text">
      <style:text-properties officeooo:rsid="000ba5e5" officeooo:paragraph-rsid="0011a539"/>
    </style:style>
    <style:style style:name="P36" style:family="paragraph" style:parent-style-name="Preformatted_20_Text">
      <style:text-properties fo:color="#008000" style:font-name="DejaVu Sans Mono" fo:font-size="9pt" fo:font-weight="bold" style:font-name-asian="Nimbus Mono L" style:font-size-asian="10pt" style:font-name-complex="Liberation Mono" style:font-size-complex="10pt"/>
    </style:style>
    <style:style style:name="P37" style:family="paragraph" style:parent-style-name="Preformatted_20_Text">
      <style:text-properties style:text-underline-style="solid" style:text-underline-width="auto" style:text-underline-color="font-color" fo:font-weight="bold" officeooo:rsid="000ba5e5" officeooo:paragraph-rsid="000ba5e5" style:font-weight-asian="bold" style:font-weight-complex="bold"/>
    </style:style>
    <style:style style:name="P38" style:family="paragraph" style:parent-style-name="Preformatted_20_Text">
      <style:text-properties style:text-underline-style="solid" style:text-underline-width="auto" style:text-underline-color="font-color" fo:font-weight="bold" officeooo:rsid="000ba5e5" officeooo:paragraph-rsid="0011a539" style:font-weight-asian="bold" style:font-weight-complex="bold"/>
    </style:style>
    <style:style style:name="P39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40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/>
    </style:style>
    <style:style style:name="P41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officeooo:rsid="0005acde" officeooo:paragraph-rsid="0006e381" style:font-name-asian="Nimbus Mono L" style:font-size-asian="10pt" style:font-name-complex="Liberation Mono" style:font-size-complex="10pt"/>
    </style:style>
    <style:style style:name="P42" style:family="paragraph" style:parent-style-name="Preformatted_20_Text">
      <style:paragraph-properties fo:margin-top="0cm" fo:margin-bottom="0.499cm" loext:contextual-spacing="false"/>
      <style:text-properties fo:color="#000000" officeooo:paragraph-rsid="000ba5e5"/>
    </style:style>
    <style:style style:name="P43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0pt" officeooo:paragraph-rsid="000d845d" style:font-name-asian="Nimbus Mono L" style:font-size-asian="10pt" style:font-name-complex="Liberation Mono" style:font-size-complex="10pt"/>
    </style:style>
    <style:style style:name="P44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0pt" officeooo:paragraph-rsid="0015e20c" style:font-name-asian="Nimbus Mono L" style:font-size-asian="10pt" style:font-name-complex="Liberation Mono" style:font-size-complex="10pt"/>
    </style:style>
    <style:style style:name="P45" style:family="paragraph" style:parent-style-name="Preformatted_20_Text">
      <style:text-properties fo:color="#000000"/>
    </style:style>
    <style:style style:name="P46" style:family="paragraph" style:parent-style-name="Preformatted_20_Text">
      <style:text-properties fo:color="#000000" style:font-name="DejaVu Sans Mono" fo:font-size="9pt"/>
    </style:style>
    <style:style style:name="P47" style:family="paragraph" style:parent-style-name="Preformatted_20_Text">
      <style:text-properties fo:color="#000000" style:font-name="DejaVu Sans Mono" fo:font-size="9pt" officeooo:rsid="0005acde" officeooo:paragraph-rsid="0006e381" style:font-name-asian="Nimbus Mono L" style:font-size-asian="10pt" style:font-name-complex="Liberation Mono" style:font-size-complex="10pt"/>
    </style:style>
    <style:style style:name="P48" style:family="paragraph" style:parent-style-name="Preformatted_20_Text">
      <style:text-properties fo:color="#000000" officeooo:paragraph-rsid="000d845d"/>
    </style:style>
    <style:style style:name="P49" style:family="paragraph" style:parent-style-name="Preformatted_20_Text">
      <style:text-properties fo:color="#000000" style:font-name="Liberation Mono" fo:font-size="10pt" officeooo:paragraph-rsid="00109749" style:font-name-asian="Nimbus Mono L" style:font-size-asian="10pt" style:font-name-complex="Liberation Mono" style:font-size-complex="10pt"/>
    </style:style>
    <style:style style:name="P50" style:family="paragraph" style:parent-style-name="Preformatted_20_Text">
      <style:text-properties fo:color="#000000" style:font-name="Liberation Mono" fo:font-size="10pt" officeooo:paragraph-rsid="001417fc" style:font-name-asian="Nimbus Mono L" style:font-size-asian="10pt" style:font-name-complex="Liberation Mono" style:font-size-complex="10pt"/>
    </style:style>
    <style:style style:name="P51" style:family="paragraph" style:parent-style-name="Preformatted_20_Text">
      <style:text-properties fo:color="#000000" style:font-name="Liberation Mono" fo:font-size="10pt" officeooo:rsid="0015e20c" officeooo:paragraph-rsid="0015e20c" style:font-name-asian="Nimbus Mono L" style:font-size-asian="10pt" style:font-name-complex="Liberation Mono" style:font-size-complex="10pt"/>
    </style:style>
    <style:style style:name="P52" style:family="paragraph" style:parent-style-name="Preformatted_20_Text">
      <style:text-properties fo:color="#000000" style:font-name="Liberation Mono" fo:font-size="10pt" officeooo:rsid="0015e20c" officeooo:paragraph-rsid="00189b10" style:font-name-asian="Nimbus Mono L" style:font-size-asian="10pt" style:font-name-complex="Liberation Mono" style:font-size-complex="10pt"/>
    </style:style>
    <style:style style:name="P53" style:family="paragraph" style:parent-style-name="Table_20_Contents">
      <style:text-properties fo:color="#000000" style:font-name="DejaVu Sans Mono" fo:font-size="9pt"/>
    </style:style>
    <style:style style:name="T1" style:family="text">
      <style:text-properties fo:background-color="#efefef" loext:char-shading-value="0"/>
    </style:style>
    <style:style style:name="T2" style:family="text">
      <style:text-properties officeooo:rsid="0011a539" fo:background-color="#efefef" loext:char-shading-value="0"/>
    </style:style>
    <style:style style:name="T3" style:family="text">
      <style:text-properties fo:color="#000080" fo:font-weight="bold" fo:background-color="#efefef" loext:char-shading-value="0"/>
    </style:style>
    <style:style style:name="T4" style:family="text">
      <style:text-properties fo:color="#000080" style:font-name="DejaVu Sans Mono" fo:font-size="9pt" fo:font-weight="bold" fo:background-color="#efefef" loext:char-shading-value="0"/>
    </style:style>
    <style:style style:name="T5" style:family="text">
      <style:text-properties fo:color="#000080" style:font-name="DejaVu Sans Mono" fo:font-size="9pt" fo:font-weight="bold" officeooo:rsid="00023a21" fo:background-color="#efefef" loext:char-shading-value="0"/>
    </style:style>
    <style:style style:name="T6" style:family="text">
      <style:text-properties fo:color="#000080" style:font-name="DejaVu Sans Mono" fo:font-size="9pt" fo:font-weight="bold" officeooo:rsid="0011a539" fo:background-color="#efefef" loext:char-shading-value="0"/>
    </style:style>
    <style:style style:name="T7" style:family="text">
      <style:text-properties fo:color="#0000ff"/>
    </style:style>
    <style:style style:name="T8" style:family="text">
      <style:text-properties fo:color="#0000ff" fo:font-weight="bold" fo:background-color="#efefef" loext:char-shading-value="0"/>
    </style:style>
    <style:style style:name="T9" style:family="text">
      <style:text-properties fo:color="#0000ff" style:font-name="DejaVu Sans Mono" fo:font-size="9pt"/>
    </style:style>
    <style:style style:name="T10" style:family="text">
      <style:text-properties fo:color="#0000ff" style:font-name="DejaVu Sans Mono" fo:font-size="9pt" fo:font-weight="bold" fo:background-color="#efefef" loext:char-shading-value="0"/>
    </style:style>
    <style:style style:name="T11" style:family="text">
      <style:text-properties fo:color="#0000ff" style:font-name="DejaVu Sans Mono" fo:font-size="9pt" fo:font-weight="bold" officeooo:rsid="00023a21" fo:background-color="#efefef" loext:char-shading-value="0"/>
    </style:style>
    <style:style style:name="T12" style:family="text">
      <style:text-properties fo:color="#0000ff" style:font-name="DejaVu Sans Mono" fo:font-size="9pt" fo:font-weight="bold" officeooo:rsid="000ba5e5" fo:background-color="#efefef" loext:char-shading-value="0"/>
    </style:style>
    <style:style style:name="T13" style:family="text">
      <style:text-properties fo:color="#0000ff" style:font-name="DejaVu Sans Mono" fo:font-size="9pt" fo:font-weight="bold" officeooo:rsid="0011a539" fo:background-color="#efefef" loext:char-shading-value="0"/>
    </style:style>
    <style:style style:name="T14" style:family="text">
      <style:text-properties fo:color="#008000" fo:font-weight="bold" fo:background-color="#efefef" loext:char-shading-value="0"/>
    </style:style>
    <style:style style:name="T15" style:family="text">
      <style:text-properties fo:color="#008000" fo:font-weight="bold" officeooo:rsid="00044372" fo:background-color="#efefef" loext:char-shading-value="0"/>
    </style:style>
    <style:style style:name="T16" style:family="text">
      <style:text-properties fo:color="#008000" fo:font-weight="bold" officeooo:rsid="0006e381" fo:background-color="#efefef" loext:char-shading-value="0"/>
    </style:style>
    <style:style style:name="T17" style:family="text">
      <style:text-properties fo:color="#008000" fo:background-color="#efefef" loext:char-shading-value="0"/>
    </style:style>
    <style:style style:name="T18" style:family="text">
      <style:text-properties fo:color="#008000" style:font-name="DejaVu Sans Mono" fo:font-size="9pt" fo:font-weight="bold"/>
    </style:style>
    <style:style style:name="T19" style:family="text">
      <style:text-properties fo:color="#008000" style:font-name="DejaVu Sans Mono" fo:font-size="9pt" fo:font-weight="bold" fo:background-color="#efefef" loext:char-shading-value="0"/>
    </style:style>
    <style:style style:name="T20" style:family="text">
      <style:text-properties fo:color="#008000" style:font-name="DejaVu Sans Mono" fo:font-size="9pt" fo:font-weight="bold" officeooo:rsid="00023a21" fo:background-color="#efefef" loext:char-shading-value="0"/>
    </style:style>
    <style:style style:name="T21" style:family="text">
      <style:text-properties fo:color="#008000" style:font-name="DejaVu Sans Mono" fo:font-size="9pt" fo:font-weight="bold" officeooo:rsid="00044372" fo:background-color="#efefef" loext:char-shading-value="0"/>
    </style:style>
    <style:style style:name="T22" style:family="text">
      <style:text-properties fo:color="#008000" style:font-name="DejaVu Sans Mono" fo:font-size="9pt" fo:font-weight="bold" officeooo:rsid="0006e381" fo:background-color="#efefef" loext:char-shading-value="0"/>
    </style:style>
    <style:style style:name="T23" style:family="text">
      <style:text-properties fo:color="#008000" style:font-name="DejaVu Sans Mono" fo:font-size="9pt" fo:font-weight="bold" officeooo:rsid="000ba5e5" fo:background-color="#efefef" loext:char-shading-value="0"/>
    </style:style>
    <style:style style:name="T24" style:family="text">
      <style:text-properties fo:color="#008000" style:font-name="DejaVu Sans Mono" fo:font-size="9pt" fo:font-weight="bold" officeooo:rsid="0011a539" fo:background-color="#efefef" loext:char-shading-value="0"/>
    </style:style>
    <style:style style:name="T25" style:family="text">
      <style:text-properties fo:color="#008000" style:font-name="DejaVu Sans Mono" fo:font-size="9pt" fo:font-weight="bold" officeooo:rsid="0011d635" fo:background-color="#efefef" loext:char-shading-value="0"/>
    </style:style>
    <style:style style:name="T26" style:family="text">
      <style:text-properties fo:color="#008000" style:font-name="DejaVu Sans Mono" fo:font-size="9pt" fo:font-weight="bold" officeooo:rsid="00109749"/>
    </style:style>
    <style:style style:name="T27" style:family="text">
      <style:text-properties officeooo:rsid="00044372"/>
    </style:style>
    <style:style style:name="T28" style:family="text">
      <style:text-properties style:font-name="DejaVu Sans Mono" fo:font-size="9pt"/>
    </style:style>
    <style:style style:name="T29" style:family="text">
      <style:text-properties style:font-name="DejaVu Sans Mono" fo:font-size="9pt" fo:background-color="#efefef" loext:char-shading-value="0"/>
    </style:style>
    <style:style style:name="T30" style:family="text">
      <style:text-properties style:font-name="DejaVu Sans Mono" fo:font-size="9pt" officeooo:rsid="00023a21" fo:background-color="#efefef" loext:char-shading-value="0"/>
    </style:style>
    <style:style style:name="T31" style:family="text">
      <style:text-properties style:font-name="DejaVu Sans Mono" fo:font-size="9pt" officeooo:rsid="0011a539" fo:background-color="#efefef" loext:char-shading-value="0"/>
    </style:style>
    <style:style style:name="T32" style:family="text">
      <style:text-properties fo:color="#000000" style:font-name="DejaVu Sans Mono" fo:font-size="9pt"/>
    </style:style>
    <style:style style:name="T33" style:family="text">
      <style:text-properties fo:color="#660e7a" style:font-name="DejaVu Sans Mono" fo:font-size="9pt" fo:font-weight="bold"/>
    </style:style>
    <style:style style:name="T34" style:family="text">
      <style:text-properties fo:color="#660e7a" style:font-name="DejaVu Sans Mono" fo:font-size="9pt" fo:font-weight="bold" officeooo:rsid="001417fc"/>
    </style:style>
    <style:style style:name="T35" style:family="text">
      <style:text-properties fo:color="#660e7a" style:font-name="DejaVu Sans Mono" fo:font-size="9pt" fo:font-weight="bold" officeooo:rsid="00189b10"/>
    </style:style>
    <style:style style:name="T36" style:family="text">
      <style:text-properties officeooo:rsid="000e5b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<text:s/><text:span text:style-name="T27">map</text:span></text:p>
      <text:p text:style-name="P1"/>
      <text:p text:style-name="P25"><text:span text:style-name="T30">&lt;</text:span><text:span text:style-name="T5">angular-map </text:span><text:span text:style-name="T11">map-id=</text:span><text:span text:style-name="T20">"</text:span><text:span text:style-name="T21">unqiueMapId</text:span><text:span text:style-name="T20">" <text:s/></text:span><text:span text:style-name="T11">latitude=</text:span><text:span text:style-name="T20">51.505 </text:span><text:span text:style-name="T11">longitude=</text:span><text:span text:style-name="T20">-0.09 </text:span><text:span text:style-name="T11">zoom=</text:span><text:span text:style-name="T20">6 </text:span><text:span text:style-name="T10">map-height=</text:span><text:span text:style-name="T19">"500" </text:span><text:span text:style-name="T10">map-width=</text:span><text:span text:style-name="T19">"603" </text:span><text:span text:style-name="T10">tile-layer=</text:span><text:span text:style-name="T19">"osm"</text:span><text:span text:style-name="T29">&gt;&lt;/</text:span><text:span text:style-name="T4">angular-map</text:span><text:span text:style-name="T29">&gt;</text:span></text:p>
      <text:p text:style-name="P25"><text:span text:style-name="T29"/></text:p>
      <text:p text:style-name="P25"><text:span text:style-name="T29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4">Attribute</text:p>
          </table:table-cell>
          <table:table-cell table:style-name="Table3.A1" office:value-type="string">
            <text:p text:style-name="P14">Type</text:p>
          </table:table-cell>
          <table:table-cell table:style-name="Table3.A1" office:value-type="string">
            <text:p text:style-name="P14">Sampel</text:p>
            <text:p text:style-name="P14">value</text:p>
          </table:table-cell>
          <table:table-cell table:style-name="Table3.A1" office:value-type="string">
            <text:p text:style-name="P14">Defalut value</text:p>
          </table:table-cell>
          <table:table-cell table:style-name="Table3.E1" office:value-type="string">
            <text:p text:style-name="P14">Description</text:p>
          </table:table-cell>
        </table:table-row>
        <table:table-row>
          <table:table-cell table:style-name="Table3.A2" office:value-type="string">
            <text:p text:style-name="P18"><text:span text:style-name="T8">map-id</text:span></text:p>
          </table:table-cell>
          <table:table-cell table:style-name="Table3.A2" office:value-type="string">
            <text:p text:style-name="P3">String</text:p>
          </table:table-cell>
          <table:table-cell table:style-name="Table3.A2" office:value-type="string">
            <text:p text:style-name="P18"><text:span text:style-name="T15">unqiueMapId</text:span></text:p>
          </table:table-cell>
          <table:table-cell table:style-name="Table3.A2" office:value-type="string">
            <text:p text:style-name="P3">none</text:p>
          </table:table-cell>
          <table:table-cell table:style-name="Table3.E2" office:value-type="string">
            <text:p text:style-name="P3">Unquie id of map container</text:p>
          </table:table-cell>
        </table:table-row>
        <table:table-row>
          <table:table-cell table:style-name="Table3.A2" office:value-type="string">
            <text:p text:style-name="P18"><text:span text:style-name="T8">latitude</text:span></text:p>
          </table:table-cell>
          <table:table-cell table:style-name="Table3.A2" office:value-type="string">
            <text:p text:style-name="P3">number</text:p>
          </table:table-cell>
          <table:table-cell table:style-name="Table3.A2" office:value-type="string">
            <text:p text:style-name="P18"><text:span text:style-name="T14">51.505</text:span></text:p>
          </table:table-cell>
          <table:table-cell table:style-name="Table3.A2" office:value-type="string">
            <text:p text:style-name="P3">none</text:p>
          </table:table-cell>
          <table:table-cell table:style-name="Table3.E2" office:value-type="string">
            <text:p text:style-name="P3">Map cneter latitude</text:p>
          </table:table-cell>
        </table:table-row>
        <table:table-row>
          <table:table-cell table:style-name="Table3.A2" office:value-type="string">
            <text:p text:style-name="P18"><text:span text:style-name="T8">longitude</text:span></text:p>
          </table:table-cell>
          <table:table-cell table:style-name="Table3.A2" office:value-type="string">
            <text:p text:style-name="P3">number</text:p>
          </table:table-cell>
          <table:table-cell table:style-name="Table3.A2" office:value-type="string">
            <text:p text:style-name="P18"><text:span text:style-name="T14">-0.09 </text:span></text:p>
          </table:table-cell>
          <table:table-cell table:style-name="Table3.A2" office:value-type="string">
            <text:p text:style-name="P3">none</text:p>
          </table:table-cell>
          <table:table-cell table:style-name="Table3.E2" office:value-type="string">
            <text:p text:style-name="P3">Map center longitude</text:p>
          </table:table-cell>
        </table:table-row>
        <table:table-row>
          <table:table-cell table:style-name="Table3.A2" office:value-type="string">
            <text:p text:style-name="P18"><text:span text:style-name="T8">zoom</text:span></text:p>
          </table:table-cell>
          <table:table-cell table:style-name="Table3.A2" office:value-type="string">
            <text:p text:style-name="P3">number</text:p>
          </table:table-cell>
          <table:table-cell table:style-name="Table3.A2" office:value-type="string">
            <text:p text:style-name="P3">6</text:p>
          </table:table-cell>
          <table:table-cell table:style-name="Table3.A2" office:value-type="string">
            <text:p text:style-name="P3">none</text:p>
          </table:table-cell>
          <table:table-cell table:style-name="Table3.E2" office:value-type="string">
            <text:p text:style-name="P3">Zoom level of map</text:p>
          </table:table-cell>
        </table:table-row>
        <table:table-row>
          <table:table-cell table:style-name="Table3.A2" office:value-type="string">
            <text:p text:style-name="P26"><text:span text:style-name="T10">map-height</text:span></text:p>
          </table:table-cell>
          <table:table-cell table:style-name="Table3.A2" office:value-type="string">
            <text:p text:style-name="P3">String</text:p>
          </table:table-cell>
          <table:table-cell table:style-name="Table3.A2" office:value-type="string">
            <text:p text:style-name="P26"><text:span text:style-name="T19">500</text:span></text:p>
          </table:table-cell>
          <table:table-cell table:style-name="Table3.A2" office:value-type="string">
            <text:p text:style-name="P3">none</text:p>
          </table:table-cell>
          <table:table-cell table:style-name="Table3.E2" office:value-type="string">
            <text:p text:style-name="P3">Map container height</text:p>
          </table:table-cell>
        </table:table-row>
        <table:table-row>
          <table:table-cell table:style-name="Table3.A2" office:value-type="string">
            <text:p text:style-name="P26"><text:span text:style-name="T19"><text:s/></text:span><text:span text:style-name="T10">map-width</text:span></text:p>
          </table:table-cell>
          <table:table-cell table:style-name="Table3.A2" office:value-type="string">
            <text:p text:style-name="P3">String</text:p>
          </table:table-cell>
          <table:table-cell table:style-name="Table3.A2" office:value-type="string">
            <text:p text:style-name="P26"><text:span text:style-name="T19">603</text:span></text:p>
          </table:table-cell>
          <table:table-cell table:style-name="Table3.A2" office:value-type="string">
            <text:p text:style-name="P3">none</text:p>
          </table:table-cell>
          <table:table-cell table:style-name="Table3.E2" office:value-type="string">
            <text:p text:style-name="P3">Map container height</text:p>
          </table:table-cell>
        </table:table-row>
        <table:table-row table:style-name="Table3.8">
          <table:table-cell table:style-name="Table3.A2" office:value-type="string">
            <text:p text:style-name="P26"><text:span text:style-name="T10">tile-layer</text:span></text:p>
          </table:table-cell>
          <table:table-cell table:style-name="Table3.A2" office:value-type="string">
            <text:p text:style-name="P3">String</text:p>
          </table:table-cell>
          <table:table-cell table:style-name="Table3.A2" office:value-type="string">
            <text:p text:style-name="P26"><text:bookmark-start text:name="__DdeLink__74_790192171"/><text:span text:style-name="T19">osm</text:span><text:bookmark-end text:name="__DdeLink__74_790192171"/></text:p>
          </table:table-cell>
          <table:table-cell table:style-name="Table3.A2" office:value-type="string">
            <text:p text:style-name="P3">none</text:p>
          </table:table-cell>
          <table:table-cell table:style-name="Table3.E2" office:value-type="string">
            <text:p text:style-name="P3">For </text:p>
            <text:p text:style-name="P3"/>
            <text:p text:style-name="P4"><text:span text:style-name="T20">osm</text:span><text:span text:style-name="T22">Layer</text:span>=<text:span text:style-name="T19">osm</text:span></text:p>
            <text:p text:style-name="P47"><text:span text:style-name="T14">bingAerialWithLabels</text:span><text:span text:style-name="T16">= bingAerialWithLabels,</text:span></text:p>
            <text:p text:style-name="P47"><text:span text:style-name="T16">bingAerial= bingAerial,</text:span></text:p>
            <text:p text:style-name="P47"><text:span text:style-name="T16">bingRoad= bingRoad,</text:span></text:p>
            <text:p text:style-name="P47"><text:span text:style-name="T16">googleMaps= googleMaps,</text:span></text:p>
            <text:p text:style-name="P41"><text:span text:style-name="T16">stamenBackWhite= stamenBackWhite</text:span></text:p>
            <text:p text:style-name="P47"><text:span text:style-name="T16"/></text:p>
            <text:p text:style-name="P3"><text:span text:style-name="T19"/></text:p>
            <text:p text:style-name="P3"><text:span text:style-name="T19"/></text:p>
          </table:table-cell>
        </table:table-row>
      </table:table>
      <text:p text:style-name="P39"><text:span text:style-name="T29"/></text:p>
      <text:p text:style-name="P16"><text:span text:style-name="T1"/></text:p>
      <text:p text:style-name="P37"><text:bookmark-start text:name="__DdeLink__92_790192171"/><text:span text:style-name="T1">Map with marker</text:span><text:span text:style-name="T2">s</text:span><text:bookmark-end text:name="__DdeLink__92_790192171"/></text:p>
      <text:p text:style-name="P37"><text:span text:style-name="T1"/></text:p>
      <text:p text:style-name="P21"><text:span text:style-name="T1">&lt;</text:span><text:span text:style-name="T3">angular-map </text:span><text:span text:style-name="T8">map-id=</text:span><text:span text:style-name="T14">"indexmap" <text:s/></text:span><text:span text:style-name="T8">latitude=</text:span><text:span text:style-name="T14">51.505 </text:span><text:span text:style-name="T8">longitude=</text:span><text:span text:style-name="T14">-0.09 </text:span><text:span text:style-name="T8">zoom=</text:span><text:span text:style-name="T14">6 </text:span></text:p>
      <text:p text:style-name="P42"><text:span text:style-name="T17"><text:s text:c="6"/></text:span><text:span text:style-name="T19"><text:s/></text:span><text:span text:style-name="T10">map-height=</text:span><text:span text:style-name="T19">"500" </text:span><text:span text:style-name="T10">map-width=</text:span><text:span text:style-name="T19">"603" </text:span><text:span text:style-name="T10">tile-layer=</text:span><text:span text:style-name="T19">"osm" </text:span><text:span text:style-name="T12">markers=</text:span><text:span text:style-name="T23">markerArray <text:s/></text:span><text:span text:style-name="T12">marker-configuration=</text:span><text:span text:style-name="T23">markerConfiguration</text:span><text:span text:style-name="T29">&gt;&lt;/</text:span><text:span text:style-name="T4">angular-map</text:span><text:span text:style-name="T29">&gt;</text:span></text:p>
      <text:p text:style-name="P42"><text:span text:style-name="T29"/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4">Attribute</text:p>
          </table:table-cell>
          <table:table-cell table:style-name="Table1.A1" office:value-type="string">
            <text:p text:style-name="P14">Type</text:p>
          </table:table-cell>
          <table:table-cell table:style-name="Table1.A1" office:value-type="string">
            <text:p text:style-name="P14">Sampel</text:p>
            <text:p text:style-name="P14">value</text:p>
          </table:table-cell>
          <table:table-cell table:style-name="Table1.A1" office:value-type="string">
            <text:p text:style-name="P14">Defalut value</text:p>
          </table:table-cell>
          <table:table-cell table:style-name="Table1.E1" office:value-type="string">
            <text:p text:style-name="P14">Description</text:p>
          </table:table-cell>
        </table:table-row>
        <table:table-row>
          <table:table-cell table:style-name="Table1.A2" office:value-type="string">
            <text:p text:style-name="P43"><text:span text:style-name="T12">markers</text:span></text:p>
          </table:table-cell>
          <table:table-cell table:style-name="Table1.A2" office:value-type="string">
            <text:p text:style-name="P8"><text:bookmark-start text:name="__DdeLink__96_790192171"/><text:s/><text:span text:style-name="T36">Array of </text:span>object<text:bookmark-end text:name="__DdeLink__96_790192171"/></text:p>
          </table:table-cell>
          <table:table-cell table:style-name="Table1.A2" office:value-type="string">
            <text:p text:style-name="P17">[</text:p>
            <text:p text:style-name="P45"><text:span text:style-name="T28">{</text:span></text:p>
            <text:p text:style-name="P45"><text:span text:style-name="T33">lat</text:span><text:span text:style-name="T28">:</text:span><text:span text:style-name="T9">51.505</text:span><text:span text:style-name="T28">,</text:span></text:p>
            <text:p text:style-name="P45"><text:span text:style-name="T33">lng</text:span><text:span text:style-name="T28">:</text:span><text:span text:style-name="T9">0.09</text:span></text:p>
            <text:p text:style-name="P48"><text:span text:style-name="T28">},</text:span></text:p>
            <text:p text:style-name="P48"><text:span text:style-name="T28">{</text:span></text:p>
            <text:p text:style-name="P45"><text:s text:c="8"/><text:span text:style-name="T33">lat</text:span><text:span text:style-name="T28">:</text:span><text:span text:style-name="T9">51.605</text:span><text:span text:style-name="T28">,</text:span></text:p>
            <text:p text:style-name="P45"><text:span text:style-name="T33">lng</text:span><text:span text:style-name="T28">:-</text:span><text:span text:style-name="T9">0.09</text:span></text:p>
            <text:p text:style-name="P45"><text:span text:style-name="T28">}</text:span></text:p>
            <text:p text:style-name="P40">]</text:p>
            <text:p text:style-name="P2"/>
          </table:table-cell>
          <table:table-cell table:style-name="Table1.A2" office:value-type="string">
            <text:p text:style-name="P5"><text:bookmark-start text:name="__DdeLink__86_790192171"/>none<text:bookmark-end text:name="__DdeLink__86_790192171"/></text:p>
          </table:table-cell>
          <table:table-cell table:style-name="Table1.E2" office:value-type="string">
            <text:p text:style-name="P7">Array Of latitude longitude objects</text:p>
          </table:table-cell>
        </table:table-row>
        <table:table-row>
          <table:table-cell table:style-name="Table1.A2" office:value-type="string">
            <text:p text:style-name="P43"><text:span text:style-name="T23"><text:s/></text:span><text:span text:style-name="T12">marker-configuration</text:span></text:p>
          </table:table-cell>
          <table:table-cell table:style-name="Table1.A2" office:value-type="string">
            <text:p text:style-name="P5">object</text:p>
          </table:table-cell>
          <table:table-cell table:style-name="Table1.A2" office:value-type="string">
            <text:p text:style-name="P17">{</text:p>
            <text:p text:style-name="P45"><text:s text:c="4"/><text:span text:style-name="T18">"iconUrl"</text:span><text:span text:style-name="T28">:</text:span><text:span text:style-name="T18">"iconImage/Icons-Land-</text:span><text:soft-page-break/><text:span text:style-name="T18">Vista-Map-Markers-Map-Marker-Marker-Inside-Chartreuse.ico"</text:span><text:span text:style-name="T28">,</text:span></text:p>
            <text:p text:style-name="P45"><text:s text:c="8"/><text:span text:style-name="T18">"iconWidth"</text:span><text:span text:style-name="T28">:</text:span><text:span text:style-name="T9">30</text:span><text:span text:style-name="T28">,</text:span></text:p>
            <text:p text:style-name="P45"><text:s text:c="8"/><text:span text:style-name="T18">"</text:span><text:bookmark-start text:name="__DdeLink__90_790192171"/><text:span text:style-name="T18">iconHeight</text:span><text:bookmark-end text:name="__DdeLink__90_790192171"/><text:span text:style-name="T18">"</text:span><text:span text:style-name="T28">:</text:span><text:span text:style-name="T9">30</text:span></text:p>
            <text:p text:style-name="P40">}</text:p>
            <text:p text:style-name="P2"/>
          </table:table-cell>
          <table:table-cell table:style-name="Table1.A2" office:value-type="string">
            <text:p text:style-name="P5"><text:bookmark-start text:name="__DdeLink__98_790192171"/>none<text:bookmark-end text:name="__DdeLink__98_790192171"/></text:p>
          </table:table-cell>
          <table:table-cell table:style-name="Table1.E2" office:value-type="string">
            <text:p text:style-name="P49"><text:span text:style-name="T18">IconUrl</text:span><text:span text:style-name="T26">=custom marker absolute path</text:span></text:p>
            <text:p text:style-name="P49"><text:span text:style-name="T26"/></text:p>
            <text:p text:style-name="P49"><text:soft-page-break/><text:span text:style-name="T26">iconWidth=marker width</text:span></text:p>
            <text:p text:style-name="P49"><text:span text:style-name="T26"/></text:p>
            <text:p text:style-name="P49"><text:span text:style-name="T26">iconHeight=maker Height</text:span></text:p>
          </table:table-cell>
        </table:table-row>
      </table:table>
      <text:p text:style-name="P42"><text:span text:style-name="T29"/></text:p>
      <text:p text:style-name="P38"><text:span text:style-name="T1">Map with </text:span><text:span text:style-name="T2">polygon</text:span></text:p>
      <text:p text:style-name="P35"><text:span text:style-name="T2"/></text:p>
      <text:p text:style-name="P28"><text:span text:style-name="T31">&lt;</text:span><text:span text:style-name="T6">angular-map </text:span><text:span text:style-name="T13">map-id=</text:span><text:span text:style-name="T24">"indexmap</text:span><text:span text:style-name="T25">Polygon</text:span><text:span text:style-name="T24">" <text:s/></text:span><text:span text:style-name="T13">latitude=</text:span><text:span text:style-name="T24">51.505 </text:span><text:span text:style-name="T13">longitude=</text:span><text:span text:style-name="T24">-0.09 </text:span><text:span text:style-name="T13">zoom=</text:span><text:span text:style-name="T24">6 </text:span><text:span text:style-name="T19"><text:s/></text:span><text:span text:style-name="T10">map-height=</text:span><text:span text:style-name="T19">"500" </text:span><text:span text:style-name="T10">map-width=</text:span><text:span text:style-name="T19">"603" </text:span><text:span text:style-name="T10">tile-layer=</text:span><text:span text:style-name="T19">"osm" </text:span><text:span text:style-name="T13">polyline=</text:span><text:span text:style-name="T24">polylineArray <text:s/></text:span></text:p>
      <text:p text:style-name="P28"><text:span text:style-name="T19"><text:s text:c="7"/></text:span><text:span text:style-name="T10">polyline-configuration=</text:span><text:span text:style-name="T19">polylineConfiguration</text:span><text:span text:style-name="T29">&gt;&lt;/</text:span><text:span text:style-name="T4">angular-map</text:span><text:span text:style-name="T29">&gt;</text:span></text:p>
      <text:p text:style-name="P28"><text:span text:style-name="T29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4">Attribute</text:p>
          </table:table-cell>
          <table:table-cell table:style-name="Table2.A1" office:value-type="string">
            <text:p text:style-name="P14">Type</text:p>
          </table:table-cell>
          <table:table-cell table:style-name="Table2.A1" office:value-type="string">
            <text:p text:style-name="P14">Sampel</text:p>
            <text:p text:style-name="P14">value</text:p>
          </table:table-cell>
          <table:table-cell table:style-name="Table2.A1" office:value-type="string">
            <text:p text:style-name="P14">Defalut value</text:p>
          </table:table-cell>
          <table:table-cell table:style-name="Table2.E1" office:value-type="string">
            <text:p text:style-name="P14">Description</text:p>
          </table:table-cell>
        </table:table-row>
        <table:table-row>
          <table:table-cell table:style-name="Table2.A2" office:value-type="string">
            <text:p text:style-name="P27"><text:span text:style-name="T13">polyline</text:span></text:p>
          </table:table-cell>
          <table:table-cell table:style-name="Table2.A2" office:value-type="string">
            <text:p text:style-name="P8"><text:s/><text:span text:style-name="T36">Array of </text:span>object</text:p>
          </table:table-cell>
          <table:table-cell table:style-name="Table2.A2" office:value-type="string">
            <text:p text:style-name="P15">[[{</text:p>
            <text:p text:style-name="P45"><text:s text:c="4"/><text:span text:style-name="T33">lat</text:span><text:span text:style-name="T28">:</text:span><text:span text:style-name="T9">51.489835</text:span><text:span text:style-name="T28">,</text:span></text:p>
            <text:p text:style-name="P45"><text:s text:c="4"/><text:span text:style-name="T33">lng</text:span><text:span text:style-name="T28">:-</text:span><text:span text:style-name="T9">0.166964</text:span></text:p>
            <text:p text:style-name="P15">},</text:p>
            <text:p text:style-name="P45"><text:s text:c="4"/><text:span text:style-name="T28">{</text:span></text:p>
            <text:p text:style-name="P45"><text:s text:c="8"/><text:span text:style-name="T33">lat</text:span><text:span text:style-name="T28">:</text:span><text:span text:style-name="T9">51.499586</text:span><text:span text:style-name="T28">,</text:span></text:p>
            <text:p text:style-name="P45"><text:s text:c="8"/><text:span text:style-name="T33">lng</text:span><text:span text:style-name="T28">:-</text:span><text:span text:style-name="T9">0.152096</text:span></text:p>
            <text:p text:style-name="P45"><text:span text:style-name="T7"><text:s text:c="4"/></text:span><text:span text:style-name="T28">},</text:span></text:p>
            <text:p text:style-name="P45"><text:s text:c="4"/><text:span text:style-name="T28">{</text:span></text:p>
            <text:p text:style-name="P45"><text:s text:c="8"/><text:span text:style-name="T33">lat</text:span><text:span text:style-name="T28">:</text:span><text:span text:style-name="T9">51.510503</text:span><text:span text:style-name="T28">,</text:span></text:p>
            <text:p text:style-name="P45"><text:s text:c="8"/><text:span text:style-name="T33">lng</text:span><text:span text:style-name="T28">:-</text:span><text:span text:style-name="T9">0.130443</text:span></text:p>
            <text:p text:style-name="P45"><text:span text:style-name="T7"><text:s text:c="4"/></text:span><text:span text:style-name="T28">}],</text:span></text:p>
            <text:p text:style-name="P15">[{</text:p>
            <text:p text:style-name="P45"><text:s text:c="4"/><text:span text:style-name="T33">lat</text:span><text:span text:style-name="T28">:</text:span><text:span text:style-name="T9">51.505</text:span><text:span text:style-name="T28">,</text:span></text:p>
            <text:p text:style-name="P45"><text:s text:c="4"/><text:span text:style-name="T33">lng</text:span><text:span text:style-name="T28">:-</text:span><text:span text:style-name="T9">0.09</text:span></text:p>
            <text:p text:style-name="P15">},</text:p>
            <text:p text:style-name="P45"><text:s text:c="4"/><text:span text:style-name="T28">{</text:span></text:p>
            <text:p text:style-name="P45"><text:s text:c="8"/><text:span text:style-name="T33">lat</text:span><text:span text:style-name="T28">:</text:span><text:span text:style-name="T9">51.705</text:span><text:span text:style-name="T28">,</text:span></text:p>
            <text:p text:style-name="P45"><text:s text:c="8"/><text:span text:style-name="T33">lng</text:span><text:span text:style-name="T28">:-</text:span><text:span text:style-name="T9">0.09</text:span></text:p>
            <text:p text:style-name="P39"><text:span text:style-name="T7"><text:s text:c="4"/></text:span><text:span text:style-name="T28">}]]</text:span></text:p>
            <text:p text:style-name="P15"/>
            <text:p text:style-name="Table_20_Contents"/>
          </table:table-cell>
          <table:table-cell table:style-name="Table2.A2" office:value-type="string">
            <text:p text:style-name="P6">none</text:p>
          </table:table-cell>
          <table:table-cell table:style-name="Table2.E2" office:value-type="string">
            <text:p text:style-name="P8">Array of latitude longitude object</text:p>
          </table:table-cell>
        </table:table-row>
        <table:table-row>
          <table:table-cell table:style-name="Table2.A2" office:value-type="string">
            <text:p text:style-name="P27"><text:span text:style-name="T10">polyline-configuration</text:span></text:p>
          </table:table-cell>
          <table:table-cell table:style-name="Table2.A2" office:value-type="string">
            <text:p text:style-name="P8"><text:bookmark-start text:name="__DdeLink__105_790192171"/>object<text:bookmark-end text:name="__DdeLink__105_790192171"/></text:p>
          </table:table-cell>
          <table:table-cell table:style-name="Table2.A2" office:value-type="string">
            <text:p text:style-name="P17">{</text:p>
            <text:p text:style-name="P45"><text:s text:c="4"/><text:bookmark-start text:name="__DdeLink__100_790192171"/><text:span text:style-name="T33">lineColor</text:span><text:bookmark-end text:name="__DdeLink__100_790192171"/><text:span text:style-name="T28">:</text:span><text:span text:style-name="T18">"blue"</text:span></text:p>
            <text:p text:style-name="P40">}</text:p>
            <text:p text:style-name="P2"/>
          </table:table-cell>
          <table:table-cell table:style-name="Table2.A2" office:value-type="string">
            <text:p text:style-name="P10">red</text:p>
          </table:table-cell>
          <table:table-cell table:style-name="Table2.E2" office:value-type="string">
            <text:p text:style-name="P50"><text:span text:style-name="T33">LineColor </text:span><text:span text:style-name="T34">of the ployline</text:span></text:p>
          </table:table-cell>
        </table:table-row>
      </table:table>
      <text:p text:style-name="P28"><text:span text:style-name="T29"/></text:p>
      <text:p text:style-name="P28"><text:span text:style-name="T29"/></text:p>
      <text:p text:style-name="P32"><text:span text:style-name="T29">Map with polygon</text:span></text:p>
      <text:p text:style-name="P29"><text:span text:style-name="T29"/></text:p>
      <text:p text:style-name="P22"><text:span text:style-name="T1">&lt;</text:span><text:span text:style-name="T3">angular-map </text:span><text:span text:style-name="T8">map-id=</text:span><text:span text:style-name="T14">"secondmap" <text:s/></text:span><text:span text:style-name="T8">latitude=</text:span><text:span text:style-name="T14">12.9542944 </text:span><text:span text:style-name="T8">longitude=</text:span><text:span text:style-name="T14">77.4905117 </text:span><text:span text:style-name="T8">zoom=</text:span><text:span text:style-name="T14">12</text:span></text:p>
      <text:p text:style-name="P39"><text:span text:style-name="T17"><text:s text:c="8"/></text:span><text:span text:style-name="T10">map-height=</text:span><text:span text:style-name="T19">"500" </text:span><text:span text:style-name="T10">map-width=</text:span><text:span text:style-name="T19">"603" <text:s text:c="2"/></text:span><text:span text:style-name="T10">polygon=</text:span><text:span text:style-name="T19">polygon </text:span><text:span text:style-name="T10">tile-layer=</text:span><text:span text:style-name="T19">"osm" </text:span><text:bookmark-start text:name="__DdeLink__103_790192171"/><text:span text:style-name="T10">polygon-configuration</text:span><text:bookmark-end text:name="__DdeLink__103_790192171"/><text:span text:style-name="T10">=</text:span><text:span text:style-name="T19">polygonConfiguration</text:span><text:span text:style-name="T29">&gt;&lt;/</text:span><text:span text:style-name="T4">angular-map</text:span><text:span text:style-name="T29">&gt;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row table:style-name="Table4.1">
          <table:table-cell table:style-name="Table4.A1" office:value-type="string">
            <text:p text:style-name="P14">Attribute</text:p>
          </table:table-cell>
          <table:table-cell table:style-name="Table4.A1" office:value-type="string">
            <text:p text:style-name="P14">Type</text:p>
          </table:table-cell>
          <table:table-cell table:style-name="Table4.A1" office:value-type="string">
            <text:p text:style-name="P14">Sampel</text:p>
            <text:p text:style-name="P14">value</text:p>
          </table:table-cell>
          <table:table-cell table:style-name="Table4.A1" office:value-type="string">
            <text:p text:style-name="P14">Defalut value</text:p>
          </table:table-cell>
          <table:table-cell table:style-name="Table4.E1" office:value-type="string">
            <text:p text:style-name="P14">Description</text:p>
          </table:table-cell>
        </table:table-row>
        <text:soft-page-break/>
        <table:table-row>
          <table:table-cell table:style-name="Table4.A2" office:value-type="string">
            <text:p text:style-name="P44"><text:span text:style-name="T10">polygon</text:span></text:p>
          </table:table-cell>
          <table:table-cell table:style-name="Table4.A2" office:value-type="string">
            <text:p text:style-name="P11">Array</text:p>
          </table:table-cell>
          <table:table-cell table:style-name="Table4.A2" office:value-type="string">
            <text:p text:style-name="P17">[</text:p>
            <text:p text:style-name="P45"><text:s text:c="4"/><text:span text:style-name="T28">[</text:span><text:span text:style-name="T9">12.989086</text:span><text:span text:style-name="T28">,</text:span><text:span text:style-name="T9">77.506553</text:span><text:span text:style-name="T28">],</text:span></text:p>
            <text:p text:style-name="P45"><text:s text:c="4"/><text:span text:style-name="T28">[</text:span><text:span text:style-name="T9">13.018126</text:span><text:span text:style-name="T28">,</text:span><text:span text:style-name="T9">77.670686</text:span><text:span text:style-name="T28">],</text:span></text:p>
            <text:p text:style-name="P45"><text:s text:c="4"/><text:span text:style-name="T28">[</text:span><text:span text:style-name="T9">12.894383</text:span><text:span text:style-name="T28">,</text:span><text:span text:style-name="T9">77.601683</text:span><text:span text:style-name="T28">]</text:span></text:p>
            <text:p text:style-name="P40">]</text:p>
            <text:p text:style-name="P2"/>
          </table:table-cell>
          <table:table-cell table:style-name="Table4.A2" office:value-type="string">
            <text:p text:style-name="P11">none</text:p>
          </table:table-cell>
          <table:table-cell table:style-name="Table4.E2" office:value-type="string">
            <text:p text:style-name="P11">Array of latitude, longitude</text:p>
          </table:table-cell>
        </table:table-row>
        <table:table-row>
          <table:table-cell table:style-name="Table4.A2" office:value-type="string">
            <text:p text:style-name="P44"><text:span text:style-name="T10">polygon-configuration</text:span></text:p>
          </table:table-cell>
          <table:table-cell table:style-name="Table4.A2" office:value-type="string">
            <text:p text:style-name="P9">object</text:p>
          </table:table-cell>
          <table:table-cell table:style-name="Table4.A2" office:value-type="string">
            <text:p text:style-name="P17">{</text:p>
            <text:p text:style-name="P45"><text:s text:c="4"/><text:span text:style-name="T33">lineColor</text:span><text:span text:style-name="T28">:</text:span><text:span text:style-name="T18">"red"</text:span><text:span text:style-name="T28">,</text:span></text:p>
            <text:p text:style-name="P45"><text:s text:c="4"/><text:span text:style-name="T33">fillColor</text:span><text:span text:style-name="T28">:</text:span><text:span text:style-name="T18">"blue"</text:span><text:span text:style-name="T28">,</text:span></text:p>
            <text:p text:style-name="P45"><text:s text:c="4"/><text:span text:style-name="T33">opacity</text:span><text:span text:style-name="T28">:</text:span><text:span text:style-name="T9">0.4</text:span></text:p>
            <text:p text:style-name="P40">}</text:p>
            <text:p text:style-name="P2"/>
          </table:table-cell>
          <table:table-cell table:style-name="Table4.A2" office:value-type="string">
            <text:p text:style-name="P51"><text:span text:style-name="T33">lineColor=”red”</text:span></text:p>
            <text:p text:style-name="P51"><text:bookmark-start text:name="__DdeLink__111_790192171"/><text:span text:style-name="T33">fillColor</text:span><text:bookmark-end text:name="__DdeLink__111_790192171"/><text:span text:style-name="T33">=”red”</text:span></text:p>
            <text:p text:style-name="P51"><text:span text:style-name="T33">opacity=0.4</text:span></text:p>
            <text:p text:style-name="P51"><text:span text:style-name="T33"/></text:p>
          </table:table-cell>
          <table:table-cell table:style-name="Table4.E2" office:value-type="string">
            <text:p text:style-name="P11"><text:span text:style-name="T33">LineColor :</text:span>Boder color of polygon</text:p>
            <text:p text:style-name="P52"><text:span text:style-name="T33">fillColor : </text:span><text:span text:style-name="T35">polygon fill color</text:span></text:p>
            <text:p text:style-name="P52"><text:span text:style-name="T35"/></text:p>
            <text:p text:style-name="P52"><text:span text:style-name="T35"/></text:p>
          </table:table-cell>
        </table:table-row>
      </table:table>
      <text:p text:style-name="P29"><text:span text:style-name="T29"/></text:p>
      <text:p text:style-name="P29"><text:span text:style-name="T29"/></text:p>
      <text:p text:style-name="P34"><text:span text:style-name="T29">Map with marker Cluster</text:span></text:p>
      <text:p text:style-name="P30"><text:span text:style-name="T29"/></text:p>
      <text:p text:style-name="P23"><text:span text:style-name="T1">&lt;</text:span><text:span text:style-name="T3">angular-map </text:span><text:span text:style-name="T8">map-id=</text:span><text:span text:style-name="T14">"clustermap" <text:s/></text:span><text:span text:style-name="T8">latitude=</text:span><text:span text:style-name="T14">-6.081689 </text:span><text:span text:style-name="T8">longitude=</text:span><text:span text:style-name="T14">145.391881 </text:span><text:span text:style-name="T8">zoom=</text:span><text:span text:style-name="T14">4 </text:span><text:bookmark-start text:name="__DdeLink__113_790192171"/><text:span text:style-name="T8">marker-cluster</text:span><text:bookmark-end text:name="__DdeLink__113_790192171"/><text:span text:style-name="T8">=</text:span><text:span text:style-name="T14">markerCluster </text:span><text:span text:style-name="T8">map-height=</text:span><text:span text:style-name="T14">"500" </text:span><text:span text:style-name="T8">map-width=</text:span><text:span text:style-name="T14">"603" </text:span><text:span text:style-name="T8">tile-layer=</text:span><text:span text:style-name="T14">"osm"</text:span><text:span text:style-name="T1">&gt;&lt;/</text:span><text:span text:style-name="T3">angular-map</text:span><text:span text:style-name="T1">&gt;</text:span></text:p>
      <text:p text:style-name="P23"><text:span text:style-name="T1"/></text:p>
      <text:p text:style-name="P23"><text:span text:style-name="T1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14">Attribute</text:p>
          </table:table-cell>
          <table:table-cell table:style-name="Table5.A1" office:value-type="string">
            <text:p text:style-name="P14">Type</text:p>
          </table:table-cell>
          <table:table-cell table:style-name="Table5.A1" office:value-type="string">
            <text:p text:style-name="P14">Sampel</text:p>
            <text:p text:style-name="P14">value</text:p>
          </table:table-cell>
          <table:table-cell table:style-name="Table5.A1" office:value-type="string">
            <text:p text:style-name="P14">Defalut value</text:p>
          </table:table-cell>
          <table:table-cell table:style-name="Table5.E1" office:value-type="string">
            <text:p text:style-name="P14">Description</text:p>
          </table:table-cell>
        </table:table-row>
        <table:table-row>
          <table:table-cell table:style-name="Table5.A2" office:value-type="string">
            <text:p text:style-name="P19"><text:span text:style-name="T8">marker-cluster</text:span></text:p>
          </table:table-cell>
          <table:table-cell table:style-name="Table5.A2" office:value-type="string">
            <text:p text:style-name="P12">Array</text:p>
          </table:table-cell>
          <table:table-cell table:style-name="Table5.A2" office:value-type="string">
            <text:p text:style-name="P17">[</text:p>
            <text:p text:style-name="P45"><text:s text:c="4"/><text:span text:style-name="T28">{</text:span></text:p>
            <text:p text:style-name="P45"><text:s text:c="6"/></text:p>
            <text:p text:style-name="P45"><text:s text:c="8"/><text:span text:style-name="T18">"lat"</text:span><text:span text:style-name="T28">:-</text:span><text:span text:style-name="T9">6.081689</text:span><text:span text:style-name="T28">,</text:span></text:p>
            <text:p text:style-name="P45"><text:s text:c="8"/><text:span text:style-name="T18">"lng"</text:span><text:span text:style-name="T28">:</text:span><text:span text:style-name="T9">145.391881</text:span><text:span text:style-name="T28">,</text:span></text:p>
            <text:p text:style-name="P45"><text:s text:c="8"/><text:span text:style-name="T18">"alt"</text:span><text:span text:style-name="T28">:</text:span><text:span text:style-name="T9">5282</text:span></text:p>
            <text:p text:style-name="P45"><text:span text:style-name="T7"><text:s text:c="4"/></text:span><text:span text:style-name="T28">},{</text:span></text:p>
            <text:p text:style-name="P45"><text:s text:c="2"/></text:p>
            <text:p text:style-name="P45"><text:s text:c="4"/><text:span text:style-name="T18">"lat"</text:span><text:span text:style-name="T28">:-</text:span><text:span text:style-name="T9">5.207083</text:span><text:span text:style-name="T28">,</text:span></text:p>
            <text:p text:style-name="P45"><text:s text:c="4"/><text:span text:style-name="T18">"lng"</text:span><text:span text:style-name="T28">:</text:span><text:span text:style-name="T9">145.7887</text:span><text:span text:style-name="T28">,</text:span></text:p>
            <text:p text:style-name="P45"><text:s text:c="4"/><text:span text:style-name="T18">"alt"</text:span><text:span text:style-name="T28">:</text:span><text:span text:style-name="T9">20</text:span></text:p>
            <text:p text:style-name="P15">}</text:p>
            <text:p text:style-name="P40">]</text:p>
            <text:p text:style-name="P2"/>
          </table:table-cell>
          <table:table-cell table:style-name="Table5.A2" office:value-type="string">
            <text:p text:style-name="P12">none</text:p>
          </table:table-cell>
          <table:table-cell table:style-name="Table5.E2" office:value-type="string">
            <text:p text:style-name="P12">Array of latitude , longitude</text:p>
          </table:table-cell>
        </table:table-row>
      </table:table>
      <text:p text:style-name="P30"><text:span text:style-name="T29"/></text:p>
      <text:p text:style-name="P30"><text:span text:style-name="T29"/></text:p>
      <text:p text:style-name="P33"><text:span text:style-name="T29">Map with static image as base layer</text:span></text:p>
      <text:p text:style-name="P31"><text:span text:style-name="T29"/></text:p>
      <text:p text:style-name="P24"><text:span text:style-name="T1">&lt;</text:span><text:span text:style-name="T3">angular-map </text:span><text:span text:style-name="T8">map-id=</text:span><text:span text:style-name="T14">"map9" <text:s/></text:span><text:bookmark-start text:name="__DdeLink__115_790192171"/><text:span text:style-name="T8">image-tile</text:span><text:bookmark-end text:name="__DdeLink__115_790192171"/><text:span text:style-name="T8">=</text:span><text:span text:style-name="T14">staticImageTitle <text:s/></text:span><text:span text:style-name="T8">map-height=</text:span><text:span text:style-name="T14">"500" </text:span><text:span text:style-name="T8">map- <text:s/>width=</text:span><text:span text:style-name="T14">"603" </text:span><text:span text:style-name="T1">&gt;&lt;/</text:span><text:span text:style-name="T3">angular-map</text:span><text:span text:style-name="T1">&gt;</text:span></text:p>
      <text:p text:style-name="P31"><text:span text:style-name="T29"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14">Attribute</text:p>
          </table:table-cell>
          <table:table-cell table:style-name="Table6.A1" office:value-type="string">
            <text:p text:style-name="P14">Type</text:p>
          </table:table-cell>
          <table:table-cell table:style-name="Table6.A1" office:value-type="string">
            <text:p text:style-name="P14">Sampel</text:p>
            <text:p text:style-name="P14">value</text:p>
          </table:table-cell>
          <table:table-cell table:style-name="Table6.A1" office:value-type="string">
            <text:p text:style-name="P14">Defalut value</text:p>
          </table:table-cell>
          <table:table-cell table:style-name="Table6.E1" office:value-type="string">
            <text:p text:style-name="P14">Description</text:p>
          </table:table-cell>
        </table:table-row>
        <table:table-row>
          <table:table-cell table:style-name="Table6.A2" office:value-type="string">
            <text:p text:style-name="P20"><text:span text:style-name="T8">image-tile</text:span></text:p>
          </table:table-cell>
          <table:table-cell table:style-name="Table6.A2" office:value-type="string">
            <text:p text:style-name="P13">String</text:p>
          </table:table-cell>
          <table:table-cell table:style-name="Table6.A2" office:value-type="string">
            <text:p text:style-name="P36">http://www.lib.utexas.edu/maps/historical/newark_nj_1922.jpg</text:p>
            <text:p text:style-name="P2"/>
          </table:table-cell>
          <table:table-cell table:style-name="Table6.A2" office:value-type="string">
            <text:p text:style-name="P13">none</text:p>
          </table:table-cell>
          <table:table-cell table:style-name="Table6.E2" office:value-type="string">
            <text:p text:style-name="P13">Image has to be displayed as base layer</text:p>
          </table:table-cell>
        </table:table-row>
      </table:table>
      <text:p text:style-name="P3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4:17:04.493777358</meta:creation-date>
    <dc:date>2016-11-03T17:50:49.454838867</dc:date>
    <meta:editing-duration>PT6H19M30S</meta:editing-duration>
    <meta:editing-cycles>18</meta:editing-cycles>
    <meta:generator>LibreOffice/5.1.2.2$Linux_X86_64 LibreOffice_project/10m0$Build-2</meta:generator>
    <meta:document-statistic meta:table-count="6" meta:image-count="0" meta:object-count="0" meta:page-count="3" meta:paragraph-count="191" meta:word-count="318" meta:character-count="3261" meta:non-whitespace-character-count="2892"/>
  </office:meta>
</office:document-meta>
</file>